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ERNANDO AGUILAR SANTU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850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30521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ERNANDO AGUILAR SANTU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8506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30521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3350514</text:p>
          </table:table-cell>
          <table:table-cell table:style-name="Tabla2.D3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3:21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